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3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7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officeooo:rsid="00094b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xb0dxf5pa78b"/>Junior C# Developer</text:p>
      <text:p text:style-name="P3"><text:bookmark text:name="_lbf4zytkt28q"/>Dziennik zajęć - Praca domowa, tydzień 1</text:p>
      <text:p text:style-name="P1">Aplikacja powinna pozwalać na :</text:p>
      <text:list xml:id="list670433180" text:style-name="WWNum1">
        <text:list-item>
          <text:p text:style-name="P4">(30%) Stworzenie dziennika, gdzie poprosi nas o:</text:p>
          <text:list>
            <text:list-item>
              <text:p text:style-name="P5">Nazwe kursu</text:p>
            </text:list-item>
            <text:list-item>
              <text:p text:style-name="P5">Imię i nazwisko prowadzącego kurs</text:p>
            </text:list-item>
            <text:list-item>
              <text:p text:style-name="P5">Date rozpoczęcia kursu</text:p>
            </text:list-item>
            <text:list-item>
              <text:p text:style-name="P5">Progu dla prac domowych (w procentach)</text:p>
            </text:list-item>
            <text:list-item>
              <text:p text:style-name="P5">Progu dla obecności (w procentach)</text:p>
            </text:list-item>
            <text:list-item>
              <text:p text:style-name="P5">Liczby kursantów</text:p>
            </text:list-item>
            <text:list-item>
              <text:p text:style-name="P5">Danych każdego kursanta z osobna: </text:p>
              <text:list>
                <text:list-item>
                  <text:p text:style-name="P6">Identyfikator studenta (np numer porządkowy lub pesel)</text:p>
                </text:list-item>
                <text:list-item>
                  <text:p text:style-name="P6">Imienia</text:p>
                </text:list-item>
                <text:list-item>
                  <text:p text:style-name="P6">Nazwiska</text:p>
                </text:list-item>
                <text:list-item>
                  <text:p text:style-name="P6">Daty urodzenia</text:p>
                </text:list-item>
                <text:list-item>
                  <text:p text:style-name="P6">Płci</text:p>
                </text:list-item>
              </text:list>
            </text:list-item>
          </text:list>
        </text:list-item>
        <text:list-item>
          <text:p text:style-name="P4">(15%) Dodanie dnia zajęć z zaznaczeniem obecności dla każdego z kursantów z osobna - obecny, nieobecny</text:p>
        </text:list-item>
        <text:list-item>
          <text:p text:style-name="P4">(25%) Dodanie pracy domowej, gdzie poprosi nas o wypisanie:</text:p>
          <text:list>
            <text:list-item>
              <text:p text:style-name="P5">Maxymalnej ilości punktów do uzyskania</text:p>
            </text:list-item>
            <text:list-item>
              <text:p text:style-name="P5">Ilości punktów uzyskanej przez każdą osobę z osobna</text:p>
            </text:list-item>
          </text:list>
        </text:list-item>
        <text:list-item>
          <text:p text:style-name="P4">(25%) Wypisanie raportu z kursu:</text:p>
          <text:list>
            <text:list-item>
              <text:p text:style-name="P5">Nazwa kursu</text:p>
            </text:list-item>
            <text:list-item>
              <text:p text:style-name="P5">Data rozpoczęcia kursu</text:p>
            </text:list-item>
            <text:list-item>
              <text:p text:style-name="P5">Próg z obecności</text:p>
            </text:list-item>
            <text:list-item>
              <text:p text:style-name="P5">Pró<text:span text:style-name="T1">g</text:span> z pracy domowej</text:p>
            </text:list-item>
            <text:list-item>
              <text:p text:style-name="P5">I dla każdego z kursantów z osobna:</text:p>
              <text:list>
                <text:list-item>
                  <text:p text:style-name="P6">Ilość uzyskanych punktów łamane na maxymalna ilość punktów z obecności (jeden dzień kursu to jeden punkt), w nawiasie procent i po myślniku informacja czy zaliczone czy nie, np.</text:p>
                </text:list-item>
              </text:list>
            </text:list-item>
          </text:list>
        </text:list-item>
      </text:list>
      <text:p text:style-name="P2"><text:tab/>Jan Nowak 16/20 (80%) - Zaliczone</text:p>
      <text:p text:style-name="P2"><text:tab/>Tomasz Wróbel 10/20 (50%) - Niezaliczone</text:p>
      <text:list xml:id="list145405164379706" text:continue-numbering="true" text:style-name="WWNum1">
        <text:list-item>
          <text:list>
            <text:list-item>
              <text:list>
                <text:list-item>
                  <text:p text:style-name="P6">Ilość uzyskanych punktów łamane na maxymalna ilość punktów ze wszystkich prac domowych, w nawiasie procent i po myślniku informacja czy zaliczone czy nie,np.:</text:p>
                </text:list-item>
              </text:list>
            </text:list-item>
          </text:list>
        </text:list-item>
      </text:list>
      <text:p text:style-name="P2"><text:tab/>Jan Nowak 16/20 (80%) - Zaliczone</text:p>
      <text:p text:style-name="P2"><text:tab/>Tomasz Wróbel 10/20 (50%) - Niezaliczone</text:p>
      <text:list xml:id="list145406539996610" text:continue-numbering="true" text:style-name="WWNum1">
        <text:list-item>
          <text:p text:style-name="P4">(5%) Zamknięcie aplikacji komendą od użytkownik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dc:date>2018-02-24T14:54:04.471000000</dc:date>
    <meta:editing-duration>PT2H18M32S</meta:editing-duration>
    <meta:editing-cycles>4</meta:editing-cycles>
    <meta:document-statistic meta:table-count="0" meta:image-count="0" meta:object-count="0" meta:page-count="1" meta:paragraph-count="33" meta:word-count="231" meta:character-count="1363" meta:non-whitespace-character-count="1186"/>
  </office:meta>
</office:document-meta>
</file>